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63583747079024591" text:style-name="L1">
        <text:list-item>
          <text:p text:style-name="P1">Przedstawienie się i przedstawienie projektu</text:p>
        </text:list-item>
        <text:list-item>
          <text:p text:style-name="P1">Omówienie celu projektu</text:p>
        </text:list-item>
        <text:list-item>
          <text:p text:style-name="P1">Omówienie wykorystanych narzędzi</text:p>
          <text:list>
            <text:list-item>
              <text:p text:style-name="P1">VP i QT omówimy podczas omawiania diagramów oraz kodu</text:p>
            </text:list-item>
            <text:list-item>
              <text:p text:style-name="P1">GitHub – omówienie działania i pokazanie komitów</text:p>
            </text:list-item>
          </text:list>
        </text:list-item>
        <text:list-item>
          <text:p text:style-name="P1">1 Etap projektowania – specyfikacja</text:p>
          <text:list>
            <text:list-item>
              <text:p text:style-name="P1">Omówienie podejścia do problemu, burza mózgów etc. </text:p>
            </text:list-item>
          </text:list>
        </text:list-item>
        <text:list-item>
          <text:p text:style-name="P1">2 Etap projektowania - projektowanie</text:p>
          <text:list>
            <text:list-item>
              <text:p text:style-name="P1">Analiza tekstowa etc</text:p>
            </text:list-item>
            <text:list-item>
              <text:p text:style-name="P1">Diagramy przypadków użycia</text:p>
            </text:list-item>
            <text:list-item>
              <text:p text:style-name="P1">Diagramy aktywności</text:p>
            </text:list-item>
            <text:list-item>
              <text:p text:style-name="P1">Diagramy sekwencji</text:p>
            </text:list-item>
            <text:list-item>
              <text:p text:style-name="P1">Diagramy klas</text:p>
            </text:list-item>
          </text:list>
        </text:list-item>
        <text:list-item>
          <text:p text:style-name="P1">3 Etap projektowania – implementacja</text:p>
          <text:list>
            <text:list-item>
              <text:p text:style-name="P1">Generacja kodów z diagramów klas</text:p>
            </text:list-item>
            <text:list-item>
              <text:p text:style-name="P1">Implementacja kodu w programie QT i pokazania programu</text:p>
            </text:list-item>
            <text:list-item>
              <text:p text:style-name="P1">Omówienie wzorców projektowych</text:p>
              <text:list>
                <text:list-item>
                  <text:p text:style-name="P1">Kreacyjny wzorzec projektowy – budowniczy (builder)</text:p>
                </text:list-item>
                <text:list-item>
                  <text:p text:style-name="P1">Strukturalny wzorzec projektowy - ?</text:p>
                </text:list-item>
                <text:list-item>
                  <text:p text:style-name="P1">Czynnościowy wzorzec projektowy - ?</text:p>
                </text:list-item>
              </text:list>
            </text:list-item>
          </text:list>
        </text:list-item>
        <text:list-item>
          <text:p text:style-name="P1">4 Etap projektowania - integracj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35S</meta:editing-duration>
    <meta:editing-cycles>3</meta:editing-cycles>
    <meta:generator>OpenOffice/4.1.1$Win32 OpenOffice.org_project/411m6$Build-9775</meta:generator>
    <dc:date>2016-01-11T18:35:00.37</dc:date>
    <meta:document-statistic meta:table-count="0" meta:image-count="0" meta:object-count="0" meta:page-count="1" meta:paragraph-count="21" meta:word-count="118" meta:character-count="764"/>
    <meta:user-defined meta:name="Info 1"/>
    <meta:user-defined meta:name="Info 2"/>
    <meta:user-defined meta:name="Info 3"/>
    <meta:user-defined meta:name="Info 4"/>
  </office:meta>
</office:document-meta>
</file>